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124.18mm"/>
    </style:style>
    <style:style style:name="co7" style:family="table-column">
      <style:table-column-properties fo:break-before="auto" style:column-width="90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  <table:table-cell table:style-name="ce7" office:value-type="string" calcext:value-type="string">
            <text:p>Topics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Tracing</text:p>
          </table:table-cell>
        </table:table-row>
        <table:table-row table:style-name="ro2">
          <table:table-cell office:value-type="string" calcext:value-type="string">
            <text:p>1. 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learn to use loops, use conditions in loop</text:p>
          </table:table-cell>
          <table:table-cell office:value-type="string" calcext:value-type="string">
            <text:p>Array, Hash table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2">
          <table:table-cell table:style-name="Default" office:value-type="string" calcext:value-type="string">
            <text:p>26. 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, py.pop, backward loop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2">
          <table:table-cell office:value-type="string" calcext:value-type="string">
            <text:p>27. Remove Element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Range(), Backward Loops, py.range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2">
          <table:table-cell office:value-type="string" calcext:value-type="string">
            <text:p>35. Search Insert Position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unter, if element exist in arr func, return index of element func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2">
          <table:table-cell office:value-type="string" calcext:value-type="string">
            <text:p>53. Maximum Sub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6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ожение и вычитание отрицательных чисел, max</text:p>
          </table:table-cell>
          <table:table-cell office:value-type="string" calcext:value-type="string">
            <text:p>Array, Divide and Conquer, Dynamic Programming 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66. Plus One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hift, py.insert</text:p>
          </table:table-cell>
          <table:table-cell office:value-type="string" calcext:value-type="string">
            <text:p>Array, Math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5:25:00.5477783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6:42:25.286522802</dc:date>
    <meta:editing-duration>PT3H23M59S</meta:editing-duration>
    <meta:editing-cycles>9</meta:editing-cycles>
    <meta:generator>LibreOffice/6.0.7.3$Linux_X86_64 LibreOffice_project/00m0$Build-3</meta:generator>
    <meta:document-statistic meta:table-count="1" meta:cell-count="65" meta:object-count="0"/>
  </office:meta>
</office:document-meta>
</file>